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747d0"/>
    </style:style>
    <style:style style:name="P2" style:family="paragraph" style:parent-style-name="Text_20_body" style:list-style-name="L1">
      <style:text-properties officeooo:paragraph-rsid="000747d0"/>
    </style:style>
    <style:style style:name="P3" style:family="paragraph" style:parent-style-name="Text_20_body" style:list-style-name="L2">
      <style:text-properties officeooo:paragraph-rsid="000747d0"/>
    </style:style>
    <style:style style:name="P4" style:family="paragraph" style:parent-style-name="Text_20_body">
      <style:text-properties officeooo:paragraph-rsid="0008b722"/>
    </style:style>
    <style:style style:name="P5" style:family="paragraph" style:parent-style-name="Text_20_body" style:list-style-name="L3">
      <style:text-properties officeooo:paragraph-rsid="0008b722"/>
    </style:style>
    <style:style style:name="P6" style:family="paragraph" style:parent-style-name="Text_20_body">
      <style:text-properties officeooo:paragraph-rsid="0009bcea"/>
    </style:style>
    <style:style style:name="P7" style:family="paragraph" style:parent-style-name="Text_20_body" style:list-style-name="L8">
      <style:text-properties officeooo:paragraph-rsid="0009bcea"/>
    </style:style>
    <style:style style:name="P8" style:family="paragraph" style:parent-style-name="Text_20_body" style:list-style-name="L8">
      <style:text-properties fo:font-style="italic" fo:font-weight="bold" officeooo:paragraph-rsid="000e33ea" style:font-style-asian="italic" style:font-weight-asian="bold" style:font-style-complex="italic" style:font-weight-complex="bold"/>
    </style:style>
    <style:style style:name="P9" style:family="paragraph" style:parent-style-name="Text_20_body" style:list-style-name="L8">
      <style:text-properties fo:font-style="italic" fo:font-weight="bold" officeooo:paragraph-rsid="000f4e97" style:font-style-asian="italic" style:font-weight-asian="bold" style:font-style-complex="italic" style:font-weight-complex="bold"/>
    </style:style>
    <style:style style:name="P10" style:family="paragraph" style:parent-style-name="Text_20_body" style:list-style-name="L8">
      <style:text-properties fo:font-style="italic" officeooo:paragraph-rsid="000e33ea" style:font-style-asian="italic" style:font-style-complex="italic"/>
    </style:style>
    <style:style style:name="P11" style:family="paragraph" style:parent-style-name="Text_20_body" style:list-style-name="L8">
      <style:text-properties fo:font-style="normal" fo:font-weight="bold" officeooo:paragraph-rsid="000c4ffd" style:font-style-asian="normal" style:font-weight-asian="bold" style:font-style-complex="normal" style:font-weight-complex="bold"/>
    </style:style>
    <style:style style:name="P12" style:family="paragraph" style:parent-style-name="Text_20_body" style:list-style-name="L8">
      <style:text-properties fo:font-style="normal" fo:font-weight="bold" officeooo:paragraph-rsid="000e33ea" style:font-style-asian="normal" style:font-weight-asian="bold" style:font-style-complex="normal" style:font-weight-complex="bold"/>
    </style:style>
    <style:style style:name="P13" style:family="paragraph" style:parent-style-name="Text_20_body" style:list-style-name="L8">
      <style:text-properties fo:font-style="normal" fo:font-weight="bold" officeooo:paragraph-rsid="000f4e97" style:font-style-asian="normal" style:font-weight-asian="bold" style:font-style-complex="normal" style:font-weight-complex="bold"/>
    </style:style>
    <style:style style:name="P14" style:family="paragraph" style:parent-style-name="Text_20_body">
      <style:text-properties officeooo:paragraph-rsid="000f9bbc"/>
    </style:style>
    <style:style style:name="P15" style:family="paragraph" style:parent-style-name="Text_20_body" style:list-style-name="L10">
      <style:text-properties officeooo:paragraph-rsid="000f9bbc"/>
    </style:style>
    <style:style style:name="P16" style:family="paragraph" style:parent-style-name="Text_20_body" style:list-style-name="L10">
      <style:text-properties officeooo:paragraph-rsid="0010e28f"/>
    </style:style>
    <style:style style:name="P17" style:family="paragraph" style:parent-style-name="Text_20_body">
      <style:text-properties officeooo:paragraph-rsid="00110124"/>
    </style:style>
    <style:style style:name="P18" style:family="paragraph" style:parent-style-name="Heading_20_1">
      <style:text-properties fo:language="es" fo:country="ES" officeooo:paragraph-rsid="00040f53"/>
    </style:style>
    <style:style style:name="P19" style:family="paragraph" style:parent-style-name="Heading_20_2">
      <style:text-properties officeooo:paragraph-rsid="000747d0"/>
    </style:style>
    <style:style style:name="P20" style:family="paragraph" style:parent-style-name="Heading_20_2">
      <style:text-properties fo:language="es" fo:country="ES" officeooo:paragraph-rsid="000747d0"/>
    </style:style>
    <style:style style:name="P21" style:family="paragraph" style:parent-style-name="Heading_20_2">
      <style:text-properties fo:font-weight="bold" style:font-weight-asian="bold" style:font-weight-complex="bold"/>
    </style:style>
    <style:style style:name="P22" style:family="paragraph" style:parent-style-name="Heading_20_3">
      <style:text-properties officeooo:paragraph-rsid="0008b722"/>
    </style:style>
    <style:style style:name="P23" style:family="paragraph" style:parent-style-name="Heading_20_3">
      <style:text-properties officeooo:paragraph-rsid="000f9bbc"/>
    </style:style>
    <style:style style:name="P24" style:family="paragraph" style:parent-style-name="Heading_20_3">
      <style:text-properties officeooo:paragraph-rsid="00110124"/>
    </style:style>
    <style:style style:name="P25" style:family="paragraph" style:parent-style-name="Header">
      <style:text-properties fo:font-style="italic" officeooo:paragraph-rsid="00040f53" style:font-style-asian="italic" style:font-style-complex="italic"/>
    </style:style>
    <style:style style:name="T1" style:family="text">
      <style:text-properties officeooo:rsid="00040f53"/>
    </style:style>
    <style:style style:name="T2" style:family="text">
      <style:text-properties officeooo:rsid="000747d0"/>
    </style:style>
    <style:style style:name="T3" style:family="text">
      <style:text-properties fo:language="es" fo:country="ES" officeooo:rsid="000747d0"/>
    </style:style>
    <style:style style:name="T4" style:family="text">
      <style:text-properties fo:language="es" fo:country="ES" fo:font-weight="bold" officeooo:rsid="000747d0" style:font-weight-asian="bold" style:font-weight-complex="bold"/>
    </style:style>
    <style:style style:name="T5" style:family="text">
      <style:text-properties fo:language="es" fo:country="ES" fo:font-weight="bold" officeooo:rsid="0008b722" style:font-weight-asian="bold" style:font-weight-complex="bold"/>
    </style:style>
    <style:style style:name="T6" style:family="text">
      <style:text-properties fo:language="es" fo:country="ES" fo:font-weight="bold" officeooo:rsid="0009bcea" style:font-weight-asian="bold" style:font-weight-complex="bold"/>
    </style:style>
    <style:style style:name="T7" style:family="text">
      <style:text-properties fo:language="es" fo:country="ES" fo:font-weight="bold" officeooo:rsid="000e33ea" style:font-weight-asian="bold" style:font-weight-complex="bold"/>
    </style:style>
    <style:style style:name="T8" style:family="text">
      <style:text-properties fo:language="es" fo:country="ES" officeooo:rsid="0008b722"/>
    </style:style>
    <style:style style:name="T9" style:family="text">
      <style:text-properties fo:language="es" fo:country="ES" fo:font-weight="normal" officeooo:rsid="0008b722" style:font-weight-asian="normal" style:font-weight-complex="normal"/>
    </style:style>
    <style:style style:name="T10" style:family="text">
      <style:text-properties fo:language="es" fo:country="ES" fo:font-weight="normal" officeooo:rsid="0009bcea" style:font-weight-asian="normal" style:font-weight-complex="normal"/>
    </style:style>
    <style:style style:name="T11" style:family="text">
      <style:text-properties fo:language="es" fo:country="ES" fo:font-weight="normal" officeooo:rsid="000b4182" style:font-weight-asian="normal" style:font-weight-complex="normal"/>
    </style:style>
    <style:style style:name="T12" style:family="text">
      <style:text-properties fo:language="es" fo:country="ES" fo:font-weight="normal" officeooo:rsid="000c4ffd" style:font-weight-asian="normal" style:font-weight-complex="normal"/>
    </style:style>
    <style:style style:name="T13" style:family="text">
      <style:text-properties fo:language="es" fo:country="ES" fo:font-weight="normal" officeooo:rsid="000f4e97" style:font-weight-asian="normal" style:font-weight-complex="normal"/>
    </style:style>
    <style:style style:name="T14" style:family="text">
      <style:text-properties fo:language="es" fo:country="ES" officeooo:rsid="0009bcea"/>
    </style:style>
    <style:style style:name="T15" style:family="text">
      <style:text-properties fo:language="es" fo:country="ES" officeooo:rsid="000c4ffd"/>
    </style:style>
    <style:style style:name="T16" style:family="text">
      <style:text-properties fo:language="es" fo:country="ES" officeooo:rsid="000e33ea"/>
    </style:style>
    <style:style style:name="T17" style:family="text">
      <style:text-properties fo:language="es" fo:country="ES" officeooo:rsid="000f4e97"/>
    </style:style>
    <style:style style:name="T18" style:family="text">
      <style:text-properties fo:language="es" fo:country="ES" officeooo:rsid="000f9bbc"/>
    </style:style>
    <style:style style:name="T19" style:family="text">
      <style:text-properties fo:language="es" fo:country="ES" officeooo:rsid="0010e28f"/>
    </style:style>
    <style:style style:name="T20" style:family="text">
      <style:text-properties fo:language="es" fo:country="ES" officeooo:rsid="001101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1">1º Práctica, Manejo de Cookies y Sesiones J2EE</text:span></text:h>
      <text:h text:style-name="P20" text:outline-level="2"><text:span text:style-name="T2">Introducción</text:span></text:h>
      <text:p text:style-name="P1"><text:span text:style-name="T3">El objectivo de ésta primera práctica consiste en manejar la persistencia de sesiones entre el navegador y el servidor mediante las clases Java de J2EE. Para ello se han realizado dos proyectos en Eclipse:</text:span></text:p>
      <text:list xml:id="list4296380099061264810" text:style-name="L1">
        <text:list-item>
          <text:p text:style-name="P2"><text:span text:style-name="T4">PersistentCookies</text:span><text:span text:style-name="T3">: En éste proyecto se hace uso de la clase Cookie de java para enviar al navegador una página con el número de veces que lleva visitada dicha página. Adémas se guarda en fichero un mapa clave-valor que permite guardar en disco las sesiones de los usuarios.</text:span></text:p>
        </text:list-item>
        <text:list-item>
          <text:p text:style-name="P2"><text:span text:style-name="T4">PersistenciaSesiones</text:span><text:span text:style-name="T3">: Para este otro proyecto hemos usado la clase nativa de Java HttpSession que permite almacenar las sesiones del usuario de forma transparente para el programador.</text:span></text:p>
        </text:list-item>
      </text:list>
      <text:h text:style-name="P19" text:outline-level="2"><text:span text:style-name="T3">PersistentCookies</text:span></text:h>
      <text:p text:style-name="P1"><text:span text:style-name="T3">Dado que los requisitos para esta parte de la práctica son muy sencillos, sólo he implementado tres clases:</text:span></text:p>
      <text:list xml:id="list7102346036387151911" text:style-name="L2">
        <text:list-item>
          <text:p text:style-name="P3"><text:span text:style-name="T4">Utils</text:span><text:span text:style-name="T3">: clase de utilidades con métodos estáticos.</text:span></text:p>
        </text:list-item>
        <text:list-item>
          <text:p text:style-name="P3"><text:span text:style-name="T4">CookieUtils</text:span><text:span text:style-name="T3">: la clase que provee CoreServlets para manejar las cookies.</text:span></text:p>
        </text:list-item>
        <text:list-item>
          <text:p text:style-name="P3"><text:span text:style-name="T4">Contador</text:span><text:span text:style-name="T3">: clase que extiende de HttpServlet <text:s/>e sobreescribe el método “doGet” para atender a las peticiones de los clientes.</text:span></text:p>
        </text:list-item>
      </text:list>
      <text:h text:style-name="P22" text:outline-level="3"><text:span text:style-name="T8">Flujo de la aplicación</text:span></text:h>
      <text:p text:style-name="P4"><text:span text:style-name="T8">El flujo de la aplicación es muy simple:</text:span></text:p>
      <text:list xml:id="list5304537915877891083" text:style-name="L3">
        <text:list-item>
          <text:p text:style-name="P5"><text:span text:style-name="T8">Un cliente realiza una petición al servidor que escucha en el puerto correspondiente utilizando el método GET.</text:span></text:p>
        </text:list-item>
        <text:list-item>
          <text:p text:style-name="P5"><text:span text:style-name="T8">El servidor recibe la petición e intenta leer la cookie “contador” del cliente, si existe le suma 1, si no existe la inicializa a 0 y le suma 1 igualmente.</text:span></text:p>
        </text:list-item>
        <text:list-item>
          <text:p text:style-name="P5"><text:span text:style-name="T8">El servidor inserta o actualiza en el fichero de sesiones una entrada de tipo “IP ----&gt; contador”.</text:span></text:p>
        </text:list-item>
        <text:list-item>
          <text:p text:style-name="P5"><text:span text:style-name="T8">El servidor crea una nueva cookie en la respuesta con el nuevo valor de contador y envía la respuesta al cliente.</text:span></text:p>
        </text:list-item>
      </text:list>
      <text:h text:style-name="P22" text:outline-level="3"><text:span text:style-name="T8">Consideraciones</text:span></text:h>
      <text:p text:style-name="P4"><text:span text:style-name="T8">El fichero de propiedades de sesiones se crea en la carpeta </text:span><text:span text:style-name="T5">home</text:span><text:span text:style-name="T9"> del usuario con el nombre session.properties. Este fichero se carga en memoria con el objeto properties de Java que es en esencia un HashMap clave-valor. Para no perder los datos del usuario en caso de que exista un apagón o algo similar el fichero se sobreescribe con cada nueva petición al servidor.</text:span></text:p>
      <text:h text:style-name="P21" text:outline-level="2"><text:soft-page-break/><text:span text:style-name="T14">PersistenciaSesiones</text:span></text:h>
      <text:p text:style-name="P6"><text:span text:style-name="T10">Los requisitos para este proyecto son un poco más complejos que en el anterior, por lo que se ha realizado una distribución mediante paquetes de Java con el siguiente esquema:</text:span></text:p>
      <text:list xml:id="list549233130795353035" text:style-name="L8">
        <text:list-item>
          <text:p text:style-name="P10"><text:span text:style-name="T7">model</text:span></text:p>
          <text:list>
            <text:list-item>
              <text:p text:style-name="P7"><text:span text:style-name="T6">Usuario: </text:span><text:span text:style-name="T11">POJO que representa un usuario en el sistema.</text:span></text:p>
            </text:list-item>
          </text:list>
        </text:list-item>
        <text:list-item>
          <text:p text:style-name="P8"><text:span text:style-name="T16">servlets</text:span></text:p>
          <text:list>
            <text:list-item>
              <text:p text:style-name="P11"><text:span text:style-name="T15">Contador: </text:span><text:span text:style-name="T12">Actua como mock para demostrar que se ha realizado el login correctamente y que la sesión del usuario es efectivamente persistente en el servidor y se envía correctamente al usuario.</text:span></text:p>
            </text:list-item>
            <text:list-item>
              <text:p text:style-name="P11"><text:span text:style-name="T15">Login</text:span><text:span text:style-name="T12">: Permite autenticar los datos de entrada del Usuario que se envían al servidor mediante el método POST. </text:span></text:p>
            </text:list-item>
            <text:list-item>
              <text:p text:style-name="P11"><text:span text:style-name="T15">Logout</text:span><text:span text:style-name="T12">: Invalida la sesion y redirige a la página de error del sistema.</text:span></text:p>
            </text:list-item>
            <text:list-item>
              <text:p text:style-name="P12"><text:span text:style-name="T16">NoSessionException</text:span></text:p>
            </text:list-item>
          </text:list>
        </text:list-item>
        <text:list-item>
          <text:p text:style-name="P8"><text:span text:style-name="T16">utils</text:span></text:p>
          <text:list>
            <text:list-item>
              <text:p text:style-name="P13"><text:span text:style-name="T17">CookieUtilities</text:span></text:p>
            </text:list-item>
          </text:list>
        </text:list-item>
        <text:list-item>
          <text:p text:style-name="P9"><text:span text:style-name="T17">validation</text:span></text:p>
          <text:list>
            <text:list-item>
              <text:p text:style-name="P13"><text:span text:style-name="T17">InvalidUserException</text:span></text:p>
            </text:list-item>
            <text:list-item>
              <text:p text:style-name="P13"><text:span text:style-name="T17">Validator</text:span><text:span text:style-name="T13">: Clase mock que valida si el los datos del usuario introducidos son correctos y están en el sistema. Con fines prácticos los datos de prueba son </text:span><text:span text:style-name="T17">demo</text:span><text:span text:style-name="T13"> para el usuario y </text:span><text:span text:style-name="T17">demo</text:span><text:span text:style-name="T13"> para la contraseña.</text:span></text:p>
            </text:list-item>
          </text:list>
        </text:list-item>
      </text:list>
      <text:h text:style-name="P23" text:outline-level="3"><text:span text:style-name="T18">Flujo de la aplicación</text:span></text:h>
      <text:p text:style-name="P14"><text:span text:style-name="T18">El flujo de la aplicación es el siguiente:</text:span></text:p>
      <text:list xml:id="list4603886186068882835" text:style-name="L10">
        <text:list-item>
          <text:p text:style-name="P15"><text:span text:style-name="T18">El usuario entra en la aplicación la cual le presenta un formulario inicial para que éste introduzca sus datos.</text:span></text:p>
        </text:list-item>
        <text:list-item>
          <text:p text:style-name="P15"><text:span text:style-name="T18">El formulario envía la petición POST al servlet Login que corroborá dichos datos mediante el validador. Si los datos son correctos el servidor prepara la sesión para el usuario y le envía una página de bienvenida customizada para su sesión, en caso contrario notifica con una página que contiene un enlace para volver al comienzo.</text:span></text:p>
        </text:list-item>
        <text:list-item>
          <text:p text:style-name="P15"><text:span text:style-name="T18">Una vez autenticado el usuario la aplicación es basicamente la misma que la anterior, la diferencia reside en que esta vez utilizamos la sesión del usuario para guardar el contador usando las cookies solamente para guardar el JSESIONID, que se gestiona automaticamente por la clase HttpSession.</text:span></text:p>
        </text:list-item>
        <text:list-item>
          <text:p text:style-name="P16"><text:span text:style-name="T19">Finalmente el usuario puede hacer click en el enalce de logout el cual le redirige al servlet correspondiente e invalida la sessión redirigiendo a la página de incio y comenzando así de nuevo el ciclo.</text:span></text:p>
        </text:list-item>
      </text:list>
      <text:h text:style-name="P24" text:outline-level="3"><text:span text:style-name="T20">Consideraciones</text:span></text:h>
      <text:p text:style-name="P17"><text:span text:style-name="T20">Por motivos de seguridad, en el servlet Contador se comprueba que hay una sesión, lanzando en caso negativo una excepción controlada y redirigiendo a la página de inic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background-image/>
      </style:paragraph-properties>
      <style:text-properties fo:color="#000080"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000"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officeooo:paragraph-rsid="00040f53" style:font-style-asian="italic" style:font-style-complex="italic"/>
    </style:style>
    <style:style style:name="MT1" style:family="text">
      <style:text-properties officeooo:rsid="00040f5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Jorge Madrid Portillo<text:tab/><text:tab/>CEURA 201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ge </meta:initial-creator>
    <meta:creation-date>2013-10-20T20:10:52</meta:creation-date>
    <dc:date>2013-10-20T20:45:06</dc:date>
    <dc:creator>Jorge </dc:creator>
    <meta:editing-duration>PT32M29S</meta:editing-duration>
    <meta:editing-cycles>12</meta:editing-cycles>
    <meta:generator>LibreOffice/4.0.2.2$Linux_X86_64 LibreOffice_project/400m0$Build-2</meta:generator>
    <meta:document-statistic meta:table-count="0" meta:image-count="0" meta:object-count="0" meta:page-count="2" meta:paragraph-count="41" meta:word-count="705" meta:character-count="4157" meta:non-whitespace-character-count="3516"/>
  </office:meta>
</office:document-meta>
</file>